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StackFormatter.accept(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StackFormatter.FilterStackFormatter( Formatter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tackFormatter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tackFormatter.filterEvent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StackFormatter.getFil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terStackFormatt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tackFormatter.filter( String tr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